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26"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27"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28"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29"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P30" style:family="paragraph" style:parent-style-name="Standard">
      <style:text-properties fo:font-style="normal" fo:font-weight="bold" officeooo:rsid="00460f3b" officeooo:paragraph-rsid="00460f3b" style:font-style-asian="normal" style:font-weight-asian="bold" style:font-style-complex="normal" style:font-weight-complex="bold"/>
    </style:style>
    <style:style style:name="P31" style:family="paragraph" style:parent-style-name="Standard">
      <style:text-properties fo:font-style="normal" fo:font-weight="bold" officeooo:rsid="00482dbd" officeooo:paragraph-rsid="00482dbd" style:font-style-asian="normal" style:font-weight-asian="bold" style:font-style-complex="normal" style:font-weight-complex="bold"/>
    </style:style>
    <style:style style:name="P32" style:family="paragraph" style:parent-style-name="Standard">
      <style:text-properties fo:font-style="normal" fo:font-weight="bold" officeooo:rsid="00487bde" officeooo:paragraph-rsid="00487bde" style:font-style-asian="normal" style:font-weight-asian="bold" style:font-style-complex="normal" style:font-weight-complex="bold"/>
    </style:style>
    <style:style style:name="P33" style:family="paragraph" style:parent-style-name="Standard">
      <style:text-properties fo:font-style="normal" fo:font-weight="bold" officeooo:rsid="004b777f" officeooo:paragraph-rsid="004b777f" style:font-style-asian="normal" style:font-weight-asian="bold" style:font-style-complex="normal" style:font-weight-complex="bold"/>
    </style:style>
    <style:style style:name="P34" style:family="paragraph" style:parent-style-name="Standard">
      <style:text-properties fo:font-style="normal" fo:font-weight="bold" officeooo:rsid="004c52d9" officeooo:paragraph-rsid="004c52d9" style:font-style-asian="normal" style:font-weight-asian="bold" style:font-style-complex="normal" style:font-weight-complex="bold"/>
    </style:style>
    <style:style style:name="P35" style:family="paragraph" style:parent-style-name="Standard">
      <style:text-properties fo:font-style="normal" fo:font-weight="bold" officeooo:rsid="00522230" officeooo:paragraph-rsid="00522230" style:font-style-asian="normal" style:font-weight-asian="bold" style:font-style-complex="normal" style:font-weight-complex="bold"/>
    </style:style>
    <style:style style:name="P36" style:family="paragraph" style:parent-style-name="Standard">
      <style:text-properties fo:font-style="normal" fo:font-weight="bold" officeooo:rsid="005367df" officeooo:paragraph-rsid="005367df" style:font-style-asian="normal" style:font-weight-asian="bold" style:font-style-complex="normal" style:font-weight-complex="bold"/>
    </style:style>
    <style:style style:name="P37" style:family="paragraph" style:parent-style-name="Standard">
      <style:text-properties fo:font-style="normal" fo:font-weight="bold" officeooo:rsid="005559b4" officeooo:paragraph-rsid="005559b4" style:font-style-asian="normal" style:font-weight-asian="bold" style:font-style-complex="normal" style:font-weight-complex="bold"/>
    </style:style>
    <style:style style:name="P38" style:family="paragraph" style:parent-style-name="Standard">
      <style:text-properties fo:font-style="normal" fo:font-weight="bold" officeooo:rsid="0061c369" officeooo:paragraph-rsid="0061c369" style:font-style-asian="normal" style:font-weight-asian="bold" style:font-style-complex="normal" style:font-weight-complex="bold"/>
    </style:style>
    <style:style style:name="P39" style:family="paragraph" style:parent-style-name="Standard">
      <style:text-properties fo:font-style="normal" fo:font-weight="bold" officeooo:rsid="0068130a" officeooo:paragraph-rsid="0068130a" style:font-style-asian="normal" style:font-weight-asian="bold" style:font-style-complex="normal" style:font-weight-complex="bold"/>
    </style:style>
    <style:style style:name="P40" style:family="paragraph" style:parent-style-name="Standard">
      <style:text-properties fo:font-style="normal" fo:font-weight="bold" officeooo:rsid="0072014e" officeooo:paragraph-rsid="0072014e" style:font-style-asian="normal" style:font-weight-asian="bold" style:font-style-complex="normal" style:font-weight-complex="bold"/>
    </style:style>
    <style:style style:name="P41" style:family="paragraph" style:parent-style-name="Standard">
      <style:text-properties fo:font-style="normal" fo:font-weight="bold" officeooo:rsid="0075b1d1" officeooo:paragraph-rsid="0075b1d1" style:font-style-asian="normal" style:font-weight-asian="bold" style:font-style-complex="normal" style:font-weight-complex="bold"/>
    </style:style>
    <style:style style:name="P42" style:family="paragraph" style:parent-style-name="Standard">
      <style:text-properties fo:font-style="normal" fo:font-weight="bold" officeooo:rsid="0076a20d" officeooo:paragraph-rsid="0076a20d" style:font-style-asian="normal" style:font-weight-asian="bold" style:font-style-complex="normal" style:font-weight-complex="bold"/>
    </style:style>
    <style:style style:name="P43" style:family="paragraph" style:parent-style-name="Standard">
      <style:text-properties fo:font-style="normal" fo:font-weight="bold" officeooo:rsid="00772925" officeooo:paragraph-rsid="00772925" style:font-style-asian="normal" style:font-weight-asian="bold" style:font-style-complex="normal" style:font-weight-complex="bold"/>
    </style:style>
    <style:style style:name="P44" style:family="paragraph" style:parent-style-name="Standard">
      <style:text-properties fo:font-style="normal" fo:font-weight="bold" officeooo:rsid="0078d764" officeooo:paragraph-rsid="0078d764" style:font-style-asian="normal" style:font-weight-asian="bold" style:font-style-complex="normal" style:font-weight-complex="bold"/>
    </style:style>
    <style:style style:name="P45" style:family="paragraph" style:parent-style-name="Standard">
      <style:text-properties fo:font-style="normal" fo:font-weight="bold" officeooo:rsid="007b3d4b" officeooo:paragraph-rsid="007b3d4b" style:font-style-asian="normal" style:font-weight-asian="bold" style:font-style-complex="normal" style:font-weight-complex="bold"/>
    </style:style>
    <style:style style:name="P46"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47"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48"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49"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50"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51"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52"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53"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54"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55"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56"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57"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58"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59"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60"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61"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62"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63"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64"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65"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66"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67"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68" style:family="paragraph" style:parent-style-name="Standard">
      <style:text-properties fo:font-style="normal" fo:font-weight="normal" officeooo:rsid="00460f3b" officeooo:paragraph-rsid="00460f3b" style:font-style-asian="normal" style:font-weight-asian="normal" style:font-style-complex="normal" style:font-weight-complex="normal"/>
    </style:style>
    <style:style style:name="P69" style:family="paragraph" style:parent-style-name="Standard">
      <style:text-properties fo:font-style="normal" fo:font-weight="normal" officeooo:rsid="00480631" officeooo:paragraph-rsid="00480631" style:font-style-asian="normal" style:font-weight-asian="normal" style:font-style-complex="normal" style:font-weight-complex="normal"/>
    </style:style>
    <style:style style:name="P70" style:family="paragraph" style:parent-style-name="Standard">
      <style:text-properties fo:font-style="normal" fo:font-weight="normal" officeooo:rsid="00482dbd" officeooo:paragraph-rsid="00482dbd" style:font-style-asian="normal" style:font-weight-asian="normal" style:font-style-complex="normal" style:font-weight-complex="normal"/>
    </style:style>
    <style:style style:name="P71" style:family="paragraph" style:parent-style-name="Standard">
      <style:text-properties fo:font-style="normal" fo:font-weight="normal" officeooo:rsid="00487bde" officeooo:paragraph-rsid="00487bde" style:font-style-asian="normal" style:font-weight-asian="normal" style:font-style-complex="normal" style:font-weight-complex="normal"/>
    </style:style>
    <style:style style:name="P72" style:family="paragraph" style:parent-style-name="Standard">
      <style:text-properties fo:font-style="normal" fo:font-weight="normal" officeooo:rsid="003be74d" officeooo:paragraph-rsid="003be74d" style:font-style-asian="normal" style:font-weight-asian="normal" style:font-style-complex="normal" style:font-weight-complex="normal"/>
    </style:style>
    <style:style style:name="P73" style:family="paragraph" style:parent-style-name="Standard">
      <style:text-properties fo:font-style="normal" fo:font-weight="normal" officeooo:rsid="003c7698" officeooo:paragraph-rsid="003be74d" style:font-style-asian="normal" style:font-weight-asian="normal" style:font-style-complex="normal" style:font-weight-complex="normal"/>
    </style:style>
    <style:style style:name="P74" style:family="paragraph" style:parent-style-name="Standard">
      <style:text-properties fo:font-style="normal" fo:font-weight="normal" officeooo:rsid="004b777f" officeooo:paragraph-rsid="004b777f" style:font-style-asian="normal" style:font-weight-asian="normal" style:font-style-complex="normal" style:font-weight-complex="normal"/>
    </style:style>
    <style:style style:name="P75" style:family="paragraph" style:parent-style-name="Standard">
      <style:text-properties fo:font-style="normal" fo:font-weight="normal" officeooo:rsid="004c52d9" officeooo:paragraph-rsid="004c52d9" style:font-style-asian="normal" style:font-weight-asian="normal" style:font-style-complex="normal" style:font-weight-complex="normal"/>
    </style:style>
    <style:style style:name="P76" style:family="paragraph" style:parent-style-name="Standard">
      <style:text-properties fo:font-style="normal" fo:font-weight="normal" officeooo:rsid="00525fcd" officeooo:paragraph-rsid="00522230" style:font-style-asian="normal" style:font-weight-asian="normal" style:font-style-complex="normal" style:font-weight-complex="normal"/>
    </style:style>
    <style:style style:name="P77" style:family="paragraph" style:parent-style-name="Standard">
      <style:text-properties fo:font-style="normal" fo:font-weight="normal" officeooo:rsid="005367df" officeooo:paragraph-rsid="005367df" style:font-style-asian="normal" style:font-weight-asian="normal" style:font-style-complex="normal" style:font-weight-complex="normal"/>
    </style:style>
    <style:style style:name="P78" style:family="paragraph" style:parent-style-name="Standard">
      <style:text-properties fo:font-style="normal" fo:font-weight="normal" officeooo:rsid="005559b4" officeooo:paragraph-rsid="005559b4" style:font-style-asian="normal" style:font-weight-asian="normal" style:font-style-complex="normal" style:font-weight-complex="normal"/>
    </style:style>
    <style:style style:name="P79" style:family="paragraph" style:parent-style-name="Standard">
      <style:text-properties fo:font-style="normal" fo:font-weight="normal" officeooo:rsid="0058e116" officeooo:paragraph-rsid="0058e116" style:font-style-asian="normal" style:font-weight-asian="normal" style:font-style-complex="normal" style:font-weight-complex="normal"/>
    </style:style>
    <style:style style:name="P80" style:family="paragraph" style:parent-style-name="Standard">
      <style:text-properties fo:font-style="normal" fo:font-weight="normal" officeooo:rsid="0061c369" officeooo:paragraph-rsid="00630fe6" style:font-style-asian="normal" style:font-weight-asian="normal" style:font-style-complex="normal" style:font-weight-complex="normal"/>
    </style:style>
    <style:style style:name="P81" style:family="paragraph" style:parent-style-name="Standard">
      <style:text-properties fo:font-style="normal" fo:font-weight="normal" officeooo:rsid="0064fe61" officeooo:paragraph-rsid="0064fe61" style:font-style-asian="normal" style:font-weight-asian="normal" style:font-style-complex="normal" style:font-weight-complex="normal"/>
    </style:style>
    <style:style style:name="P82" style:family="paragraph" style:parent-style-name="Standard">
      <style:text-properties fo:font-style="normal" fo:font-weight="normal" officeooo:rsid="006e21d7" officeooo:paragraph-rsid="006e21d7" style:font-style-asian="normal" style:font-weight-asian="normal" style:font-style-complex="normal" style:font-weight-complex="normal"/>
    </style:style>
    <style:style style:name="P83" style:family="paragraph" style:parent-style-name="Standard">
      <style:text-properties fo:font-style="normal" fo:font-weight="normal" officeooo:rsid="0072014e" officeooo:paragraph-rsid="0072014e" style:font-style-asian="normal" style:font-weight-asian="normal" style:font-style-complex="normal" style:font-weight-complex="normal"/>
    </style:style>
    <style:style style:name="P84" style:family="paragraph" style:parent-style-name="Standard">
      <style:text-properties fo:font-style="normal" fo:font-weight="normal" officeooo:rsid="0075b1d1" officeooo:paragraph-rsid="0075b1d1" style:font-style-asian="normal" style:font-weight-asian="normal" style:font-style-complex="normal" style:font-weight-complex="normal"/>
    </style:style>
    <style:style style:name="P85" style:family="paragraph" style:parent-style-name="Standard">
      <style:text-properties fo:font-style="normal" fo:font-weight="normal" officeooo:rsid="00772925" officeooo:paragraph-rsid="00772925" style:font-style-asian="normal" style:font-weight-asian="normal" style:font-style-complex="normal" style:font-weight-complex="normal"/>
    </style:style>
    <style:style style:name="P86" style:family="paragraph" style:parent-style-name="Standard">
      <style:text-properties fo:font-style="normal" fo:font-weight="normal" officeooo:rsid="0078d764" officeooo:paragraph-rsid="0078d764" style:font-style-asian="normal" style:font-weight-asian="normal" style:font-style-complex="normal" style:font-weight-complex="normal"/>
    </style:style>
    <style:style style:name="P87" style:family="paragraph" style:parent-style-name="Standard">
      <style:text-properties officeooo:paragraph-rsid="003446f5"/>
    </style:style>
    <style:style style:name="P88" style:family="paragraph" style:parent-style-name="Standard">
      <style:text-properties fo:font-style="normal" fo:font-weight="normal" officeooo:rsid="0068130a" officeooo:paragraph-rsid="0068130a" style:font-style-asian="normal" style:font-weight-asian="normal" style:font-style-complex="normal" style:font-weight-complex="normal"/>
    </style:style>
    <style:style style:name="P89" style:family="paragraph" style:parent-style-name="Standard">
      <style:text-properties fo:font-style="normal" fo:font-weight="normal" officeooo:rsid="0076a20d" officeooo:paragraph-rsid="0076a20d" style:font-style-asian="normal" style:font-weight-asian="normal" style:font-style-complex="normal" style:font-weight-complex="normal"/>
    </style:style>
    <style:style style:name="P90" style:family="paragraph" style:parent-style-name="Standard">
      <style:text-properties fo:font-style="normal" fo:font-weight="normal" officeooo:rsid="00772925" officeooo:paragraph-rsid="00772925" style:font-style-asian="normal" style:font-weight-asian="normal" style:font-style-complex="normal" style:font-weight-complex="normal"/>
    </style:style>
    <style:style style:name="P91" style:family="paragraph" style:parent-style-name="Standard">
      <style:text-properties fo:font-style="normal" fo:font-weight="normal" officeooo:rsid="0078d764" officeooo:paragraph-rsid="00772925" style:font-style-asian="normal" style:font-weight-asian="normal" style:font-style-complex="normal" style:font-weight-complex="normal"/>
    </style:style>
    <style:style style:name="P92" style:family="paragraph" style:parent-style-name="Standard">
      <style:text-properties fo:font-style="normal" fo:font-weight="normal" officeooo:rsid="007c4541" officeooo:paragraph-rsid="007b3d4b" style:font-style-asian="normal" style:font-weight-asian="normal" style:font-style-complex="normal" style:font-weight-complex="normal"/>
    </style:style>
    <style:style style:name="P93" style:family="paragraph" style:parent-style-name="Standard">
      <style:text-properties fo:font-style="normal" fo:font-weight="normal" officeooo:rsid="007c4541" officeooo:paragraph-rsid="007c4541" style:font-style-asian="normal" style:font-weight-asian="normal" style:font-style-complex="normal" style:font-weight-complex="normal"/>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officeooo:rsid="0006153e"/>
    </style:style>
    <style:style style:name="T24" style:family="text">
      <style:text-properties fo:font-weight="normal" style:font-weight-asian="normal" style:font-weight-complex="normal"/>
    </style:style>
    <style:style style:name="T25" style:family="text">
      <style:text-properties fo:font-weight="normal" officeooo:rsid="0006153e" style:font-weight-asian="normal" style:font-weight-complex="normal"/>
    </style:style>
    <style:style style:name="T26" style:family="text">
      <style:text-properties fo:font-weight="normal" officeooo:rsid="003c7698" style:font-weight-asian="normal" style:font-weight-complex="normal"/>
    </style:style>
    <style:style style:name="T27" style:family="text">
      <style:text-properties fo:font-weight="normal" officeooo:rsid="003d7d05" style:font-weight-asian="normal" style:font-weight-complex="normal"/>
    </style:style>
    <style:style style:name="T28" style:family="text">
      <style:text-properties fo:font-weight="normal" officeooo:rsid="004f3e34" style:font-weight-asian="normal" style:font-weight-complex="normal"/>
    </style:style>
    <style:style style:name="T29" style:family="text">
      <style:text-properties fo:font-weight="normal" officeooo:rsid="004fd741" style:font-weight-asian="normal" style:font-weight-complex="normal"/>
    </style:style>
    <style:style style:name="T30" style:family="text">
      <style:text-properties fo:font-weight="normal" officeooo:rsid="0050a7a6" style:font-weight-asian="normal" style:font-weight-complex="normal"/>
    </style:style>
    <style:style style:name="T31" style:family="text">
      <style:text-properties fo:font-weight="normal" officeooo:rsid="00525fcd" style:font-weight-asian="normal" style:font-weight-complex="normal"/>
    </style:style>
    <style:style style:name="T32" style:family="text">
      <style:text-properties fo:font-weight="normal" officeooo:rsid="0069d8b9" style:font-weight-asian="normal" style:font-weight-complex="normal"/>
    </style:style>
    <style:style style:name="T33" style:family="text">
      <style:text-properties fo:font-weight="normal" officeooo:rsid="006ae9b2" style:font-weight-asian="normal" style:font-weight-complex="normal"/>
    </style:style>
    <style:style style:name="T34" style:family="text">
      <style:text-properties fo:font-weight="normal" officeooo:rsid="006cdaba" style:font-weight-asian="normal" style:font-weight-complex="normal"/>
    </style:style>
    <style:style style:name="T35" style:family="text">
      <style:text-properties fo:font-weight="normal" officeooo:rsid="006da550" style:font-weight-asian="normal" style:font-weight-complex="normal"/>
    </style:style>
    <style:style style:name="T36" style:family="text">
      <style:text-properties fo:font-weight="normal" officeooo:rsid="006e21d7" style:font-weight-asian="normal" style:font-weight-complex="normal"/>
    </style:style>
    <style:style style:name="T37" style:family="text">
      <style:text-properties fo:font-weight="normal" officeooo:rsid="003f03e9" style:font-weight-asian="normal" style:font-weight-complex="normal"/>
    </style:style>
    <style:style style:name="T38" style:family="text">
      <style:text-properties officeooo:rsid="00207381"/>
    </style:style>
    <style:style style:name="T39" style:family="text">
      <style:text-properties officeooo:rsid="002318c1"/>
    </style:style>
    <style:style style:name="T40" style:family="text">
      <style:text-properties fo:font-weight="bold" officeooo:rsid="002318c1" style:font-weight-asian="bold" style:font-weight-complex="bold"/>
    </style:style>
    <style:style style:name="T41" style:family="text">
      <style:text-properties fo:font-weight="bold" officeooo:rsid="002d8302" style:font-weight-asian="bold" style:font-weight-complex="bold"/>
    </style:style>
    <style:style style:name="T42" style:family="text">
      <style:text-properties officeooo:rsid="00284a4c"/>
    </style:style>
    <style:style style:name="T43" style:family="text">
      <style:text-properties officeooo:rsid="002d8302"/>
    </style:style>
    <style:style style:name="T44"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45"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46"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47"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48"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49"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50" style:family="text">
      <style:text-properties officeooo:rsid="003a87eb"/>
    </style:style>
    <style:style style:name="T51" style:family="text">
      <style:text-properties officeooo:rsid="0040bd59"/>
    </style:style>
    <style:style style:name="T52" style:family="text">
      <style:text-properties officeooo:rsid="0046db34"/>
    </style:style>
    <style:style style:name="T53" style:family="text">
      <style:text-properties officeooo:rsid="004fd741"/>
    </style:style>
    <style:style style:name="T54" style:family="text">
      <style:text-properties officeooo:rsid="00573b5f"/>
    </style:style>
    <style:style style:name="T55" style:family="text">
      <style:text-properties officeooo:rsid="0058eeb8"/>
    </style:style>
    <style:style style:name="T56" style:family="text">
      <style:text-properties officeooo:rsid="005c3a92"/>
    </style:style>
    <style:style style:name="T57" style:family="text">
      <style:text-properties officeooo:rsid="00630595"/>
    </style:style>
    <style:style style:name="T58" style:family="text">
      <style:text-properties officeooo:rsid="0068130a"/>
    </style:style>
    <style:style style:name="T59" style:family="text">
      <style:text-properties officeooo:rsid="007055e4"/>
    </style:style>
    <style:style style:name="T60" style:family="text">
      <style:text-properties officeooo:rsid="00720441"/>
    </style:style>
    <style:style style:name="T61" style:family="text">
      <style:text-properties officeooo:rsid="0076a2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3">hyperparameter optimization (</text:span>HPO<text:span text:style-name="T23">)</text:span> study using the BOHB HP<text:span text:style-name="T25">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46"/>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46"/>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47"/>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48">- Removed the decay rate from the configuration space;</text:p>
      <text:p text:style-name="P48">-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49">-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50"/>
      <text:p text:style-name="P18">May 14 2019</text:p>
      <text:p text:style-name="P51"/>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52"/>
      <text:p text:style-name="P8"><text:span text:style-name="T9">M</text:span><text:span text:style-name="T3">ay 1</text:span><text:span text:style-name="T10">7</text:span><text:span text:style-name="T3"> 2019</text:span></text:p>
      <text:p text:style-name="P53"/>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54"/>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55"/>
      <text:p text:style-name="P56">Is the ROC/PR AUC a measure of the separation between the classes' test set distributions? Should we use weighted f-score to give appropriate weight to the precision and recall?</text:p>
      <text:p text:style-name="P56"/>
      <text:p text:style-name="P19">May 20 2019</text:p>
      <text:p text:style-name="P57"/>
      <text:p text:style-name="P58">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38">The optimization metric was set to ROC AUC again.</text:span></text:p>
      <text:p text:style-name="P58"/>
      <text:p text:style-name="P20">May 21 2019</text:p>
      <text:p text:style-name="P58"><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59"/>
      <text:p text:style-name="P21">May 24 2019</text:p>
      <text:p text:style-name="P21"/>
      <text:p text:style-name="P60">A new study (study_9) was started using study_8 as a warm-up with the same number of iterations as the previous study.</text:p>
      <text:p text:style-name="P60"/>
      <text:p text:style-name="P22">May 29-<text:span text:style-name="T42">30</text:span> 2019</text:p>
      <text:p text:style-name="P22"/>
      <text:p text:style-name="P61">In order to study BOHB performance, we decided to run two new studies using Bayesian Optimization (without Hyperband) and Random Search using as budget 50 epochs. We ran both <text:span text:style-name="T39">for 400 iterations</text:span><text:span text:style-name="T40"> </text:span><text:span text:style-name="T39">which gives a total budget of </text:span><text:span text:style-name="T41">400*3*50=60k epochs</text:span><text:span text:style-name="T39">. In order to compare with BOHB, we also ran a new BOHB study </text:span><text:span text:style-name="T41">study_bohb</text:span><text:span text:style-name="T39"> with the same total budget, using 106</text:span><text:span text:style-name="T40"> </text:span><text:span text:style-name="T39">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61"/>
      <text:p text:style-name="P23">May 31 2019</text:p>
      <text:p text:style-name="P62"/>
      <text:p text:style-name="P62">Running ensembles for studies study_8 and study_9.</text:p>
      <text:p text:style-name="P57"/>
      <text:p text:style-name="P24">June 3-4 2019</text:p>
      <text:p text:style-name="P24"/>
      <text:p text:style-name="P63">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43">although for study_7 we did not use performance averaging.</text:span></text:p>
      <text:p text:style-name="P63"/>
      <text:p text:style-name="P25">June 5 2019</text:p>
      <text:p text:style-name="P63"/>
      <text:p text:style-name="P87"><text:span text:style-name="T22">Running study_bo with 200 iterations (incorrectly chose 200 instead of 400... could do a follow-up study using this one as warmup...). Running </text:span><text:span text:style-name="T44">study_bohb_dr25_tcert_spline </text:span><text:span text:style-name="T45">using 2 nodes*4 gpus=8 configurations simultaneously. </text:span><text:span text:style-name="T46">The study was run for 72 hours, evaluating 824 configurations. </text:span><text:span text:style-name="T47">A minimum and maximum budgets of 5 and 50 were used, respectively. PR AUC was used as optimization loss. </text:span><text:span text:style-name="T48">400 iterations were submitted and for each configuration 3 models were trained, using the sample median as estimate of the performance of the configurations. </text:span><text:span text:style-name="T47">Another study, “</text:span><text:span text:style-name="T44">study_bohb_dr25_tcert_spline</text:span><text:span text:style-name="T47">2” was run for 72 hours using 1 node </text:span><text:span text:style-name="T49">using the </text:span><text:span text:style-name="T47">previous study as warm-</text:span><text:soft-page-break/><text:span text:style-name="T47">up.</text:span></text:p>
      <text:p text:style-name="P64"/>
      <text:p text:style-name="P26">June 17 2019</text:p>
      <text:p text:style-name="P65"/>
      <text:p text:style-name="P65">Training models for study “study_bohb” and “study_bohb_dr25_tcert_spline2” to check if distribution of false positives changes, since it might be due to incorrect labeling in DR24.</text:p>
      <text:p text:style-name="P65"/>
      <text:p text:style-name="P27">June 18 2019</text:p>
      <text:p text:style-name="P66"/>
      <text:p text:style-name="P66">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50">Preparing to run ensembles on Shallue’s configuration on DR25+TCERT labels and trained models from study “study_bohb” and “study_bohb_dr25_tcert_spline2”.</text:span></text:p>
      <text:p text:style-name="P66"/>
      <text:p text:style-name="P28">June 19 2019</text:p>
      <text:p text:style-name="P72"/>
      <text:p text:style-name="P72">Ran ensembles for:</text:p>
      <text:p text:style-name="P72"/>
      <text:p text:style-name="P72">- Shallue’s configuration on DR25 + TCERT spline (50 epochs)</text:p>
      <text:p text:style-name="P72">- Best configuration on study_bohb_dr25_tcert_spline2 (50 epochs, nmodels=3, hpo_loss=PR AUC)</text:p>
      <text:p text:style-name="P72">- Best configuration on study_bohb (50 epochs, nmodels=3, hpo_loss=PR AUC) which was used when comparing different optimizers on DR24</text:p>
      <text:p text:style-name="P72"/>
      <text:p text:style-name="P28"><text:span text:style-name="T24">When comparing the results between the two BOHB studies performed on DR24 and DR25 + TCERT labels, we can see that the fraction of false positives </text:span><text:span text:style-name="T26">in the test set </text:span><text:span text:style-name="T24">that are classified as almost certain PC (above 0.9) is smaller for DR25, which can be possibly related with having better labels. </text:span><text:span text:style-name="T26">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27">(on a different dataset, DR24+Autovetter labels) </text:span><text:span text:style-name="T26">used as optimization loss ROC AUC on the validation set</text:span><text:span text:style-name="T27"> </text:span><text:span text:style-name="T26">and in our study we used PR AUC. </text:span><text:span text:style-name="T27">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73"/>
      <text:p text:style-name="P29">June 20<text:span text:style-name="T51">-21</text:span> 2019</text:p>
      <text:p text:style-name="P29"/>
      <text:p text:style-name="P67">The models trained on 300 epochs using <text:span text:style-name="T51">the </text:span>best configuration obtained from study_bohb_dr25_tcert_spline2 overfit, <text:span text:style-name="T51">with the training and validation loss diverging on average around 100 epochs</text:span>. I stopped this training and <text:span text:style-name="T59">started </text:span>a new <text:span text:style-name="T51">one </text:span>using 100 epochs. The <text:span text:style-name="T51">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has one less FC layer.</text:span></text:p>
      <text:p text:style-name="P67"/>
      <text:p text:style-name="P30">June 24 2019</text:p>
      <text:p text:style-name="P68"><text:soft-page-break/></text:p>
      <text:p text:style-name="P68">The <text:span text:style-name="T52">ensemble with overfitted models performed worse than the one with models trained on 100 epochs. <text:s/>Shallue’s configuration was also trained for 300 epochs to analyze when it starts diverging. Looking at the loss over epoch plots, we could observe that after around 80 epochs the training and loss validation started to diverge. Up until this point we were setting the number of epochs manually by looking at the validation and training loss curves and observe where they start diverging. Due to random weight initialization, the models in the ensemble can reach different local optimum points, and even for the same one, different models can take a different number of epochs to get there. In order to deal with this, we could either implement early stopping or select a posteriori the epoch in which the model achieved the best performance (although this would mean that we would have to save all model instances before choosing).</text:span></text:p>
      <text:p text:style-name="P69">Another point of analysis that we want to explore is how is the model performance is affected when applied to TCEs which were folded using ephemeris information from TPS instead of DV. Based on a study performed by Laurent, the difference in the ephemeris is only significant for the period, which is crucial particularly for the local view.</text:p>
      <text:p text:style-name="P69"/>
      <text:p text:style-name="P31">June 25 2019</text:p>
      <text:p text:style-name="P31"/>
      <text:p text:style-name="P70">Implemented early stopping (still need to add some features such as delta thresholding and minimum steps). Conducted the analysis evaluating the ensemble from study_bohb_dr25_tcert_spline2 on two different datasets: one using the time series obtained based on the ephemeris information from the DV component from the pipeline and the other based on the information from the TPS module. The ensemble performed significantly worse on the latter, which means that the differences in the ephemeris are not irrelevant.</text:p>
      <text:p text:style-name="P70"/>
      <text:p text:style-name="P32">June 26 2019</text:p>
      <text:p text:style-name="P32"/>
      <text:p text:style-name="P71">Started a new BOHB study <text:span text:style-name="T53">(bohb_dr25_tcert_whitened1)</text:span> for the DR25+TCERT+whitened dataset, training 3 models per configuration, median PR AUC as optimization loss (in order to keep it coherent with what was used when conducting the study for the spline dataset). Running for 300 iterations and 100 hours using 3 nodes (12 GPUs, 1 model trained per GPU). Total budget estimate is 170100 epochs. The job time requested is probably not enough to go through the 100 hours. Total budget goal is 128673 epochs, since it was what was used for the spline study.</text:p>
      <text:p text:style-name="P71"/>
      <text:p text:style-name="P33">June 27 2019</text:p>
      <text:p text:style-name="P74"/>
      <text:p text:style-name="P74">Produced plots to compare the examples correctly classified by the model in the DV dataset and missclassified in the TPS dataset. There are also some changes to the global view despite the small variability in the period information between TPS and DV. For the same TCE, most examples do not have a similar predicted score.</text:p>
      <text:p text:style-name="P74"/>
      <text:p text:style-name="P34">July 1 2019</text:p>
      <text:p text:style-name="P75"/>
      <text:p text:style-name="P34"><text:span text:style-name="T24">The </text:span><text:span text:style-name="T28">HPO </text:span><text:span text:style-name="T24">job using the whitened dataset ran to fully completion in 72 hours. </text:span><text:span text:style-name="T29">The ensemble was created using early stopping with a patience of 20 epochs. The same early stopping was used for study study_bohb_dr25_tcert_spline2 in order to compare the results between the two studies. The spline study achieved a higher performance than the study with the whitened data. However, we have to take into account the fact that the </text:span><text:span text:style-name="T30">whitened dataset has 31742 samples in total, while the spline dataset only has 27226. We must find why the two datasets, although using the same ephemeris information from </text:span><text:soft-page-break/><text:span text:style-name="T30">the DV module, have such a significant difference in the number of available TCEs.</text:span></text:p>
      <text:p text:style-name="P35"><text:span text:style-name="T30">T</text:span><text:span text:style-name="T24">he spline preprocessing of DR25+TCERT using DV ephemeris and 2001 and 201 as binning parameters took 9 hours on Pleiades. 20 Ivy nodes were used, 1 shard preprocessed in each node. </text:span><text:span text:style-name="T31">The dataset has around 34k TCEs and only two did not go through the preprocessing. On the other hand, the whitened dataset has around 31k examples. Running the whitening preprocessing again to check how many TCEs are not preprocessed.</text:span></text:p>
      <text:p text:style-name="P76"/>
      <text:p text:style-name="P36">July 11 2019</text:p>
      <text:p text:style-name="P36"/>
      <text:p text:style-name="P77">The whitened dataset was preprocessed again, yielding a total of about 32.4k TCEs. Most of the 1600 excluded TCEs are because the flux time series is all zeros <text:span text:style-name="T56">(something wrong with either the 34k source tbl files or the pickle files Laurent created – less memory consumption than the tbl files)</text:span>. Still got about 700 hundred more TCEs than the whitened dataset on data5. </text:p>
      <text:p text:style-name="P77"/>
      <text:p text:style-name="P37">July 18 2019</text:p>
      <text:p text:style-name="P37"/>
      <text:p text:style-name="P78">Started two new hyperparameter optimization studies using the TCEs common to the whitened and spline datasets (~): bohb_<text:span text:style-name="T54">dr25tcert_whitened2 and bohb_dr25tcert_spline3. Both of them are running for 400 iterations, PR AUC as optimization loss, and training 3 models per configuration. The whitened study is running locally on remembrane, so it is using 2 GPUs, while the spline study is running on the DSG V100s queue, using 12 GPUs for 3 days. These 3 days should not be enough to go over the 400 iterations (about 200 iterations after 2 days, so far). The study on remembrane is going much more slowly, since we only have 2 GPUs, but we are not limited on time. In hindsight, I should have requested 4-5 days for the study on Pleiades, so that it could go through the 400 iterations. With these two studies we want to compare these two different preprocessing techniques: whitening and spline using the same data.</text:span></text:p>
      <text:p text:style-name="P79">At the same time, a set of 10 models were trained using the new 34k spline dataset and the best configuration obtained in <text:span text:style-name="T53">study_bohb_dr25_tcert_spline2. </text:span>Early stopping with a patience of 20 epochs and a total number of 300 epochs was used. This ensemble was then used to infer on the 180k unlabeled dataset and rank the TCEs by predicted output. The next goal is to <text:span text:style-name="T55">understand if the ranking produced by the ensemble reflects the analysis by subject matter experts, i.e, those TCEs ranked highly are in fact interesting, worthy of follow-up analysis, and as we go down on the ranking, the examples become less promising. The ensemble takes around 10-15 minutes to infer on the 180k TCEs on my local desktop glaeken (one 4 GB GPU). The ensemble classified as PC around 1k TCEs out of the 180k in the dataset (threshold=0.5).</text:span></text:p>
      <text:p text:style-name="P79"/>
      <text:p text:style-name="P38">July 19 2019</text:p>
      <text:p text:style-name="P38"/>
      <text:p text:style-name="P80">The study bohb_dr25tcert_whitened2 <text:span text:style-name="T57">was suspended, so I had to cancel it. Started a new study bohb_dr25tcert_whitened3 and bohb_dr25tcert_whitened4 on Pleiades (after bohb_dr25tcert_spline3 finished – 350 iterations out of 400). <text:s/>bohb_dr25tcert_whitened4 was run for the same number of iterations and time as bohb_dr25tcert_spline3.</text:span></text:p>
      <text:p text:style-name="P81">As for the ranking produced by the ensemble, the distribution of outputs, at least for the top ones (&gt;0.9) is similar to the one present in cand_list.csv, which was obtained by Pedro(Laurent?) on May 7. However, there is another ranking in cand_list_batched.csv, which has a completely different distribution of outputs, with a lot of outputs in the 0.99-1 range. <text:span text:style-name="T58">I h</text:span>ave to figure out how they generated this ranking. As for the ranking produced now, we crossed the results with the 15 promising candidates that Laurent had based on the DV reports. For those, two of them were considered non-PC.</text:p>
      <text:p text:style-name="P81"/>
      <text:p text:style-name="P39"><text:soft-page-break/>July 23 2019</text:p>
      <text:p text:style-name="P88"/>
      <text:p text:style-name="P39"><text:span text:style-name="T24">The ranking Laurent produced was obtained from models trained using a class-weighted cross-entropy. </text:span><text:span text:style-name="T32">Since the majority of the observations in the training set are non-PC (~88%), the models are significantly penalized in terms of false positives, i.e., the models are told to focus on the detection of PCs. Given this, it makes sense that we see a shift of the predictions closer to 1. Classifying as 1 (PC) is less penalizing than as 0 (non-PC), </text:span><text:span text:style-name="T33">in terms of the loss function. Using PR AUC as the monitoring metric might help us curb the potential nefarious effect of selecting models that classify examples predominantly as PC that have high recall, but then low precision and accuracy. In order to check if I could get a similar ranking and to compare the weighted vs non-weighted loss function, I trained models using the best configuration from study_bohb_dr25_tcert_spline2 and weighted the cross-entropy loss function based on the number of samples per class available in the training set. As expected the </text:span><text:span text:style-name="T34">ranking distribution shifted toward values closer to 1 </text:span><text:span text:style-name="T35">(although still not as close to 1 as Laurent’s, maybe due to using different weights) </text:span><text:span text:style-name="T34">and the number of examples with an output above the 0.5 threshold increased to 5323. </text:span><text:span text:style-name="T35">In terms of performance of the ensemble in the test set, as expected, the accuracy, precision and PR AUC decrease while the recall and ROC AUC increased </text:span><text:span text:style-name="T36">(why the latter?)</text:span><text:span text:style-name="T35">.</text:span></text:p>
      <text:p text:style-name="P82">I had to redo the BOHB studies for comparing whitening and spline preprocessing, since they were not using a common dataset.</text:p>
      <text:p text:style-name="P82"/>
      <text:p text:style-name="P40">July 26 2019</text:p>
      <text:p text:style-name="P40"/>
      <text:p text:style-name="P83">Reading through the Python source code used to create the required data and files in the required formats to be fed into the DV MATLAB package, and also the MATLAB source code used to load the data and prepare it for the former. <text:span text:style-name="T60">There were inconsistencies in terms of unit conversion when evaluating if a given Kepler ID is inside the defined search region around the target Kepler ID (when computing the cosine of the declination for the target Kepler ID, the conversion from arcsec to degree was wrong). Additionally, DV expects the right ascension in hours and declination in degrees, and this conversion in the kics_struct was performed only for the KOI, the KIC values were kept in arcsec in the Python source code (kics_util.py). In the MATLAB source code (run_dv.m), a conversion from arcsec to the two expected units were performed again, so this meant that the code was correct for the KIC values, but not when using the KOI database instead. Running DV again on the same example to check possible differences, specially in the difference image.</text:span></text:p>
      <text:p text:style-name="P83"/>
      <text:p text:style-name="P41">July 29 2019</text:p>
      <text:p text:style-name="P41"/>
      <text:p text:style-name="P84">The DV took around 2h 15 min to generate a report for a Kepler ID on my local desktop (glaeken). <text:span text:style-name="T61">The correction in the conversion from arcsec to degree did not produce a different result, since after there is a conversion to radians and then the cosine is computed, so multiplying/dividing by a multiple of 360 does not yield a different value. After checking the data and plots generated by the DV run, I could observe that for those quarters that do not have a centroid offset, the out of transit flux and difference flux pixel images do not show the transit source location, which is necessary to compute the offset of it to the target star location. The question now is why the transit source location is not being computed.</text:span></text:p>
      <text:p text:style-name="P85">The bohb_dr25tcert_whitened4 study finished. Started bobh_dr25tcert_spline3 so that we can compare the two types of preprocessing.</text:p>
      <text:p text:style-name="P84"/>
      <text:p text:style-name="P42">July 30 2019</text:p>
      <text:p text:style-name="P89"/>
      <text:p text:style-name="P85">Studies that we want to conduct:</text:p>
      <text:p text:style-name="P85"><text:soft-page-break/>- DR25 + TCERT + spline + gapped</text:p>
      <text:p text:style-name="P85">- DR25 + TCERT + spline + gapped + centroids</text:p>
      <text:p text:style-name="P85">- DR25 + TCERT + spline + gapped + odd-even</text:p>
      <text:p text:style-name="P43"><text:span text:style-name="T24">- DR25 + TCERT + spline + gapped + centroids + odd-even (DONE by Nikash with significantly better results than for <text:s/></text:span><text:span text:style-name="T37">study_bohb_dr25_tcert_spline2 </text:span><text:span text:style-name="T24">(10 models ensemble, ES 300-p20, 34k DR25 + TCERT + spline + nongapped)</text:span></text:p>
      <text:p text:style-name="P91"/>
      <text:p text:style-name="P44">July 31 2019</text:p>
      <text:p text:style-name="P86"/>
      <text:p text:style-name="P86">Made changes to estimator_util, train and get_pcprobs (now named predict) to set features to be used outside the input function and also saved the features and configuration used for each model in their folders, which then can be loaded, thus not needing to specify many of the parameters when using the models to predict.</text:p>
      <text:p text:style-name="P89"/>
      <text:p text:style-name="P45">August 2 2019</text:p>
      <text:p text:style-name="P45"/>
      <text:p text:style-name="P93">Nikash converted the whitened dataset in tbl format from the NASA Exoplanet Archive (or MAST, according to Laurent) to pickle files. He did not completed the</text:p>
      <text:p text:style-name="P93">conversion, but at the time he finished (he had to reboot the computer), around 1500 TCEs had zero arrays as flux time series. According to Nikash, the conversion from tbl to pkl file did not yield any problem, so the tbl files (or some process before saving the dataset in tbl format) seem to be the issue. This is the second time we did this process, first time Laurent did it and that dataset has less 1600 TCEs (32.4k instead of 34k). We must talk with Jeff about this issue.</text:p>
      <text:p text:style-name="P93"/>
      <text:p text:style-name="P93">Nikash has also been running on the K40 queue, using 20 san_gpu nodes, several HPO studies: gapped, gapped+centroid, gapped+odd-even and gapped+centroid+odd-even (all datasets preprocessed with spline). So far, the performance ranking is the following: gapped+centroid, gapped, gapped+centroid+odd-even. He has yet to finish the HPO study and train for the gapped+odd-even configuration. I need to check if we should be comparing the best configurations from each study or choose those ones so that the same cumulated budget was used. I have to check, for every study, when was the last configuration picked relative to the end of the study/total budget. We were trying to understand how could the gapped only version perform better than the one using all the channels. I could find 3 reasons:</text:p>
      <text:p text:style-name="P93">(1) the maximum budget of 50 epochs is not enough to train the models with all the channels, resulting in overfitting. If this was true, we would see that when training the 10 models for 300 epochs with early stopping the models would peak at later epochs than 50 and than the gapped version, which didn't occur;</text:p>
      <text:p text:style-name="P93">(2) the maximum budget of 50 epochs is not enough to find configurations (possibly more complex) that can use the richer information in the input and yield better performance for all this channels, which would mean that we would have to increase the maximum budget;</text:p>
      <text:p text:style-name="P93">(3) the general configuration that we designed is not rich enough to capture the regularities in the data present in all those channels.</text:p>
      <text:p text:style-name="P93"/>
      <text:p text:style-name="P93">I also did a small analysis on the inputs in terms of views and centroid data, plotting some examples from the test set for the 3 classes (PC, AFP and NTP). I analysed the histograms of each input for each class and computed statistics such as the mean, median, std, min and max values. All of them had mean and medians close to zero, as expected, and in terms of std (which can be seen as the energy of the signal for zero-mean signals like these), they all were in about the same range (0.2-0.4). So it does not seem that one specific channel dominates over the others.</text:p>
      <text:p text:style-name="P93"><text:soft-page-break/></text:p>
      <text:p text:style-name="P92">I finished the study to compare the two types of preprocessing that we have been using: spline and whitening. Using the common TCEs to both datasets, I ran a HPO study for each dataset and then trained an ensemble of 10 models for each. Based on the results, we can say that, at least for this type of whitening, the spline yields better 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8-05T12:48:22.209158055</dc:date>
    <meta:editing-duration>P24DT14H59M13S</meta:editing-duration>
    <meta:editing-cycles>50</meta:editing-cycles>
    <meta:generator>LibreOffice/5.3.6.1$Linux_X86_64 LibreOffice_project/30$Build-1</meta:generator>
    <meta:document-statistic meta:table-count="0" meta:image-count="0" meta:object-count="0" meta:page-count="9" meta:paragraph-count="99" meta:word-count="4392" meta:character-count="26219" meta:non-whitespace-character-count="21916"/>
  </office:meta>
</office:document-meta>
</file>